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3f331"/>
    </style:style>
    <style:style style:name="T1" style:family="text">
      <style:text-properties officeooo:rsid="0003f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Креслення.</text:span></text:p>
      <text:p text:style-name="P1"><text:span text:style-name="T1"/></text:p>
      <text:p text:style-name="P1"><text:span text:style-name="T1">1. Алгоритм Віоли-Джонса (під питанням)</text:span></text:p>
      <text:p text:style-name="P1"><text:span text:style-name="T1">2. Алгоритм головної підсистеми</text:span></text:p>
      <text:p text:style-name="P1"><text:span text:style-name="T1">3. Алгоритм підсистеми тренування каскаду класифікаторів</text:span></text:p>
      <text:p text:style-name="P1"><text:span text:style-name="T1"/></text:p>
      <text:p text:style-name="P1"><text:span text:style-name="T1"/></text:p>
      <text:p text:style-name="P1"><text:span text:style-name="T1">Плакати</text:span></text:p>
      <text:p text:style-name="P1"><text:span text:style-name="T1"/></text:p>
      <text:p text:style-name="P1"><text:span text:style-name="T1">1. Структури даних, що використовуються у головній підсистемі</text:span></text:p>
      <text:p text:style-name="P1"><text:span text:style-name="T1">2. Структури даних, що використовуються у підсистемі тренування каскаду класифікаторів</text:span></text:p>
      <text:p text:style-name="P1"><text:span text:style-name="T1">3. Загальна структура системи (під питанням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6T17:48:57</meta:creation-date>
    <dc:date>2013-05-06T17:53:15</dc:date>
    <dc:creator>Oleh Palianytsia</dc:creator>
    <meta:editing-duration>P0D</meta:editing-duration>
    <meta:editing-cycles>1</meta:editing-cycles>
    <meta:document-statistic meta:table-count="0" meta:image-count="0" meta:object-count="0" meta:page-count="1" meta:paragraph-count="8" meta:word-count="41" meta:character-count="334" meta:non-whitespace-character-count="301"/>
    <meta:generator>LibreOffice/3.6$Linux_x86 LibreOffice_project/360m1$Build-2</meta:generator>
  </office:meta>
</office:document-meta>
</file>